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1cm" fo:margin-left="0cm" fo:margin-top="0cm" fo:margin-bottom="0cm" table:align="left"/>
    </style:style>
    <style:style style:name="Table1.A" style:family="table-column">
      <style:table-column-properties style:column-width="3.184cm"/>
    </style:style>
    <style:style style:name="Table1.E" style:family="table-column">
      <style:table-column-properties style:column-width="3.186cm"/>
    </style:style>
    <style:style style:name="Table1.1" style:family="table-row">
      <style:table-row-properties style:min-row-height="0.741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 fo:break-before="page"/>
    </style:style>
    <style:style style:name="P4" style:family="paragraph" style:parent-style-name="Standard" style:master-page-name="Standard">
      <style:paragraph-properties fo:margin-left="0cm" fo:margin-right="0cm" fo:text-indent="0cm" style:auto-text-indent="false" style:page-number="1"/>
      <style:text-properties fo:font-weight="bold" style:font-weight-asian="bold"/>
    </style:style>
    <style:style style:name="P5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7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8" style:family="paragraph" style:parent-style-name="Standard" style:list-style-name="WWNum1">
      <style:paragraph-properties fo:margin-left="2.54cm" fo:margin-right="0cm" fo:text-indent="-0.635cm" style:auto-text-indent="false"/>
    </style:style>
    <style:style style:name="P9" style:family="paragraph" style:parent-style-name="Standard" style:list-style-name="WWNum1">
      <style:paragraph-properties fo:margin-left="0cm" fo:margin-right="0cm" fo:text-indent="0cm" style:auto-text-indent="false"/>
    </style:style>
    <style:style style:name="P10" style:family="paragraph" style:parent-style-name="Standard" style:list-style-name="WWNum1">
      <style:paragraph-properties fo:margin-left="1.27cm" fo:margin-right="0cm" fo:text-indent="-0.635cm" style:auto-text-indent="false"/>
      <style:text-properties officeooo:rsid="001f8b46" officeooo:paragraph-rsid="001f8b46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1c51e" officeooo:paragraph-rsid="0021c51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8b46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8b46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alize as seguintes tarefas. Marque de 1 a 10 a dificuldade de realização da tarefa. Valores mais altos indicam maior dificuldade.</text:p>
      <text:p text:style-name="P2"/>
      <text:list xml:id="list2751625511" text:style-name="WWNum1">
        <text:list-item>
          <text:p text:style-name="P7">Insira as peças listados abaixo:</text:p>
          <text:list>
            <text:list-item>
              <text:p text:style-name="P8">Porta copo com formato similar a um cubo, <text:span text:style-name="T1">5cm de lado </text:span><text:span text:style-name="T4">e</text:span> <text:span text:style-name="T1">2cm de altura</text:span>;</text:p>
            </text:list-item>
            <text:list-item>
              <text:p text:style-name="P8">Panela com formato similar a um cilindro com <text:span text:style-name="T1">20cm de</text:span> <text:span text:style-name="T1">diâmetro</text:span> e <text:span text:style-name="T1">30cm de</text:span> <text:span text:style-name="T1">altura</text:span>;</text:p>
            </text:list-item>
            <text:list-item>
              <text:p text:style-name="P8">Tábua de cortar com formato similar a um retângulo com <text:span text:style-name="T1">15cm de largura</text:span>, <text:span text:style-name="T1">10 de comprimento </text:span>e <text:span text:style-name="T1">2cm de altura</text:span><text:span text:style-name="T3">;</text:span></text:p>
            </text:list-item>
            <text:list-item>
              <text:p text:style-name="P8">Chaleira que, quando vista de cima, tem formato similar a um triângulo com <text:span text:style-name="T1">12cm de lado</text:span> e <text:span text:style-name="T1">15 cm de altura</text:span>.</text:p>
            </text:list-item>
          </text:list>
        </text:list-item>
        <text:list-item>
          <text:p text:style-name="P7">Altere as quantidades das peças:</text:p>
          <text:list>
            <text:list-item>
              <text:p text:style-name="P8">10 Porta copos</text:p>
            </text:list-item>
            <text:list-item>
              <text:p text:style-name="P8">3 panelas</text:p>
            </text:list-item>
            <text:list-item>
              <text:p text:style-name="P8">20 tábuas de cortar</text:p>
            </text:list-item>
          </text:list>
        </text:list-item>
        <text:list-item>
          <text:p text:style-name="P7">Altere a descrição da chaleira para “chaleira12cm”. Altere sua quantidade para 20.</text:p>
        </text:list-item>
        <text:list-item>
          <text:p text:style-name="P7">Crie um novo forno com <text:span text:style-name="T1">comprimento 50cm</text:span>, <text:span text:style-name="T1">largura 50cm</text:span> e <text:span text:style-name="T1">altura 250cm</text:span>. Os suportes são de <text:span text:style-name="T1">5, 10 e 20 centímetros</text:span>.</text:p>
        </text:list-item>
        <text:list-item>
          <text:p text:style-name="P7">Crie uma solução para as peças com o forno criado. Não salve a solução.</text:p>
        </text:list-item>
        <text:list-item>
          <text:p text:style-name="P7">Crie uma solução para um conjunto que contém somente 100 “chaleiras12cm”. Não apague os outros elementos.</text:p>
        </text:list-item>
        <text:list-item>
          <text:p text:style-name="P7">Salve a lista.</text:p>
        </text:list-item>
        <text:list-item>
          <text:p text:style-name="P7">Remova a “chaleira12cm”, modifique as quantidades de todas as peças para 10 e crie uma nova solução. Não salve a solução</text:p>
        </text:list-item>
        <text:list-item>
          <text:p text:style-name="P7">Altere a altura do forno para 300cm e adicione um suporte de 25cm.</text:p>
        </text:list-item>
        <text:list-item>
          <text:p text:style-name="P7">Crie uma solução para as peças utilizando o forno alterado.</text:p>
        </text:list-item>
        <text:list-item>
          <text:p text:style-name="P7">Carregue a lista salva anteriormente, altere as quantidades de todos os itens para 5 e crie uma nova solução. Salve o resultado.</text:p>
        </text:list-item>
        <text:list-item>
          <text:p text:style-name="P10">Apague todos os itens da lista.</text:p>
        </text:list-item>
        <text:list-item>
          <text:p text:style-name="P10">Apague todos os fornos salvos.</text:p>
        </text:list-item>
        <text:list-item>
          <text:p text:style-name="P7">Abra a solução salva.</text:p>
          <text:p text:style-name="P9"/>
        </text:list-item>
      </text:list>
      <text:p text:style-name="P2"/>
      <text:p text:style-name="P2"/>
      <text:p text:style-name="P3"/>
      <text:p text:style-name="P2"/>
      <table:table table:name="Table1" table:style-name="Table1">
        <table:table-column table:style-name="Table1.A" table:number-columns-repeated="4"/>
        <table:table-column table:style-name="Table1.E"/>
        <table:table-row table:style-name="Table1.1">
          <table:table-cell table:style-name="Table1.A1" office:value-type="string">
            <text:p text:style-name="P5">Tarefa</text:p>
          </table:table-cell>
          <table:table-cell table:style-name="Table1.A1" office:value-type="string">
            <text:p text:style-name="P5">T1</text:p>
          </table:table-cell>
          <table:table-cell table:style-name="Table1.A1" office:value-type="string">
            <text:p text:style-name="P5">T2</text:p>
          </table:table-cell>
          <table:table-cell table:style-name="Table1.A1" office:value-type="string">
            <text:p text:style-name="P5">T3</text:p>
          </table:table-cell>
          <table:table-cell table:style-name="Table1.A1" office:value-type="string">
            <text:p text:style-name="P5">T4</text:p>
          </table:table-cell>
        </table:table-row>
        <table:table-row table:style-name="Table1.2"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4">
          <table:table-cell table:style-name="Table1.A1" office:value-type="string">
            <text:p text:style-name="P6">3</text:p>
          </table:table-cell>
          <table:table-cell table:style-name="Table1.A1" office:value-type="string">
            <text:p text:style-name="P11">1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5">
          <table:table-cell table:style-name="Table1.A1" office:value-type="string">
            <text:p text:style-name="P6">4</text:p>
          </table:table-cell>
          <table:table-cell table:style-name="Table1.A1" office:value-type="string">
            <text:p text:style-name="P11">7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6">
          <table:table-cell table:style-name="Table1.A1" office:value-type="string">
            <text:p text:style-name="P6">5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7">
          <table:table-cell table:style-name="Table1.A1" office:value-type="string">
            <text:p text:style-name="P6">6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8">
          <table:table-cell table:style-name="Table1.A1" office:value-type="string">
            <text:p text:style-name="P6">7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9">
          <table:table-cell table:style-name="Table1.A1" office:value-type="string">
            <text:p text:style-name="P6">8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0">
          <table:table-cell table:style-name="Table1.A1" office:value-type="string">
            <text:p text:style-name="P6">9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1">
          <table:table-cell table:style-name="Table1.A1" office:value-type="string">
            <text:p text:style-name="P6">10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2">
          <table:table-cell table:style-name="Table1.A1" office:value-type="string">
            <text:p text:style-name="P6">11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6">12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P2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27T14:26:46.690395783</dc:date>
    <meta:editing-duration>PT5M</meta:editing-duration>
    <meta:editing-cycles>3</meta:editing-cycles>
    <meta:document-statistic meta:table-count="1" meta:image-count="0" meta:object-count="0" meta:page-count="2" meta:paragraph-count="52" meta:word-count="308" meta:character-count="1527" meta:non-whitespace-character-count="1290"/>
  </office:meta>
</office:document-meta>
</file>